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32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Heading_20_1" office:value-type="string" calcext:value-type="string">
            <text:p>Nudeln mit Spinat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Portionen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Zutaten: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udeln</text:p>
          </table:table-cell>
          <table:table-cell table:formula="of:=125*[.$B$3]"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noblauchzehen</text:p>
          </table:table-cell>
          <table:table-cell table:formula="of:=1*[.$B$3]" office:value-type="float" office:value="4" calcext:value-type="float">
            <text:p>4</text:p>
          </table:table-cell>
          <table:table-cell office:value-type="string" calcext:value-type="string">
            <text:p>Stk.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lch</text:p>
          </table:table-cell>
          <table:table-cell table:formula="of:=125*[.$B$3]"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emüsebrühe</text:p>
          </table:table-cell>
          <table:table-cell table:formula="of:=125*[.$B$3]"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rischkäse</text:p>
          </table:table-cell>
          <table:table-cell table:formula="of:=25*[.$B$3]"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omaten</text:p>
          </table:table-cell>
          <table:table-cell table:formula="of:=100*[.$B$3]" office:value-type="float" office:value="400" calcext:value-type="float">
            <text:p>4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pinat</text:p>
          </table:table-cell>
          <table:table-cell table:formula="of:=125*[.$B$3]" office:value-type="float" office:value="500" calcext:value-type="float">
            <text:p>500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tter</text:p>
          </table:table-cell>
          <table:table-cell table:formula="of:=1*[.$B$3]" office:value-type="float" office:value="4" calcext:value-type="float">
            <text:p>4</text:p>
          </table:table-cell>
          <table:table-cell office:value-type="string" calcext:value-type="string">
            <text:p>TL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3" office:value-type="string" calcext:value-type="string">
            <text:p>1) Die Knoblauchzehen fein hacken oder durch die Knoblauchpresse pressen und die Cocktailtomaten halbier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2) Olivenöl in einem Topf oder einer hohen Pfanne erhitzen, den Knoblauch dazugeben und im Öl ca. 1 Minute andünst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3) Gemüsebrühe, die Milch und die Nudeln in den Topf mit zu dem Knoblauch geben und ca. 12-15 Minuten abgedeckt auf niedriger Stufe köcheln lassen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4) Deckel entfernen und die Butter und den Frischkäse einrühren, bis sich beides komplett aufgelöst hat.</text:p>
          </table:table-cell>
          <table:table-cell table:style-name="ce3" table:number-columns-repeated="7"/>
        </table:table-row>
        <table:table-row table:style-name="ro2">
          <table:table-cell table:style-name="ce3" office:value-type="string" calcext:value-type="string">
            <text:p>5) Spinat und die Tomaten dazugeben und alles noch kurz ein wenig köcheln lassen.</text:p>
          </table:table-cell>
          <table:table-cell table:style-name="ce3" table:number-columns-repeated="7"/>
        </table:table-row>
        <table:table-row table:style-name="ro2" table:number-rows-repeated="2">
          <table:table-cell table:style-name="ce3" table:number-columns-repeated="8"/>
        </table:table-row>
        <table:table-row table:style-name="ro2">
          <table:table-cell table:style-name="ce3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7:07:14.1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04:33.782000000</meta:creation-date>
    <meta:generator>LibreOffice/6.1.0.3$Windows_X86_64 LibreOffice_project/efb621ed25068d70781dc026f7e9c5187a4decd1</meta:generator>
    <dc:date>2021-01-08T17:16:47.498000000</dc:date>
    <meta:editing-duration>PT1H31M20S</meta:editing-duration>
    <meta:editing-cycles>21</meta:editing-cycles>
    <meta:document-statistic meta:table-count="1" meta:cell-count="33" meta:object-count="0"/>
  </office:meta>
</office:document-meta>
</file>